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3EA258797DD23AB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f7de9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d9b1c" officeooo:paragraph-rsid="002aeff2" fo:background-color="transparent"/>
    </style:style>
    <style:style style:name="P14" style:family="paragraph" style:parent-style-name="Table_20_Contents">
      <style:text-properties officeooo:rsid="001a5680" officeooo:paragraph-rsid="00276c68" fo:background-color="transparent"/>
    </style:style>
    <style:style style:name="P15" style:family="paragraph" style:parent-style-name="Table_20_Contents">
      <style:text-properties officeooo:paragraph-rsid="002aeff2" fo:background-color="transparent"/>
    </style:style>
    <style:style style:name="P16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7" style:family="paragraph" style:parent-style-name="Table_20_Contents">
      <style:text-properties officeooo:paragraph-rsid="001a5680"/>
    </style:style>
    <style:style style:name="P18" style:family="paragraph" style:parent-style-name="Table_20_Contents">
      <style:text-properties officeooo:rsid="001d9b1c" officeooo:paragraph-rsid="001d9b1c"/>
    </style:style>
    <style:style style:name="P19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0" style:family="paragraph" style:parent-style-name="Table_20_Contents">
      <style:text-properties officeooo:rsid="002ca94a" officeooo:paragraph-rsid="002ca94a"/>
    </style:style>
    <style:style style:name="P21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33482" fo:background-color="transparent"/>
    </style:style>
    <style:style style:name="P23" style:family="paragraph" style:parent-style-name="Table_20_Contents">
      <style:text-properties officeooo:paragraph-rsid="001a5680"/>
    </style:style>
    <style:style style:name="P24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2f332"/>
    </style:style>
    <style:style style:name="P25" style:family="paragraph" style:parent-style-name="Table_20_Contents">
      <style:text-properties fo:background-color="transparent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officeooo:paragraph-rsid="002aeff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20556b"/>
    </style:style>
    <style:style style:name="T12" style:family="text">
      <style:text-properties officeooo:rsid="0026e5cd"/>
    </style:style>
    <style:style style:name="T13" style:family="text">
      <style:text-properties officeooo:rsid="002aeff2"/>
    </style:style>
    <style:style style:name="T14" style:family="text">
      <style:text-properties officeooo:rsid="002d4a2c"/>
    </style:style>
    <style:style style:name="T15" style:family="text">
      <style:text-properties officeooo:rsid="0020f4f6"/>
    </style:style>
    <style:style style:name="T16" style:family="text">
      <style:text-properties officeooo:rsid="001fd18d"/>
    </style:style>
    <style:style style:name="T17" style:family="text">
      <style:text-properties officeooo:rsid="003105e7"/>
    </style:style>
    <style:style style:name="T18" style:family="text">
      <style:text-properties officeooo:rsid="0023a8c8"/>
    </style:style>
    <style:style style:name="T19" style:family="text">
      <style:text-properties officeooo:rsid="00268f51"/>
    </style:style>
    <style:style style:name="T20" style:family="text">
      <style:text-properties officeooo:rsid="002f2343"/>
    </style:style>
    <style:style style:name="T21" style:family="text">
      <style:text-properties officeooo:rsid="00333482"/>
    </style:style>
    <style:style style:name="T22" style:family="text">
      <style:text-properties officeooo:rsid="00349828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8">sp. zn. </text:span>#4556, <text:span text:style-name="T13">#5722</text:span></text:p>
      <text:p text:style-name="P21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6"><text:span text:style-name="T3">Česká pirátská strana, </text:span>organizační složka: <text:span text:style-name="T10">Personální odbor</text:span></text:p>
            <text:p text:style-name="P16">z<text:span text:style-name="T9">a</text:span>st<text:span text:style-name="T9">o</text:span>up<text:span text:style-name="T9">ena</text:span>: <text:span text:style-name="T13">Bc. Janem Novákem </text:span><text:a xlink:type="simple" xlink:href="mailto:jan.novak@pirati.cz" text:style-name="Internet_20_link" text:visited-style-name="Visited_20_Internet_20_Link"><text:span text:style-name="T13">jan.novak@pirati.cz</text:span></text:a><text:span text:style-name="T13">, vedoucí</text:span></text:p>
            <text:p text:style-name="P19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6">kontakt: <text:span text:style-name="T11">Barbora Hradečná <text:s text:c="4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7"><text:span text:style-name="T9">Jméno</text:span>: <text:span text:style-name="T18">Bc. Jana Rohová</text:span></text:p>
            <text:p text:style-name="P24">IČO:06061729 <text:s text:c="17"/><text:span text:style-name="T21">sídlem: </text:span>Borová 187, Strakonice, <text:span text:style-name="T20">386 01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8">Krajský koordinátor dobrovolníků pro <text:span text:style-name="T22">Jihočeský kraj </text:span></text:p>
            <text:p text:style-name="P17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0">20</text:span>h <text:span text:style-name="T10">týdně </text:span>(slovy: <text:span text:style-name="T10">dvacet</text:span>hodin), 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20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P13">• paušální odměna za pohotovost: 1500 Kč měsíčně </text:p>
            <text:p text:style-name="P15">• hodinová odměna: <text:span text:style-name="T14">87</text:span> Kč </text:p>
            <text:p text:style-name="P15">• úkolová odměna: až <text:span text:style-name="T14">5</text:span> 000 Kč měsíčně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4"><text:s/><text:span text:style-name="T12">Od 01-05-2017 na dobu neurčitou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3">01.05.2017</text:span></text:p>
      <text:p text:style-name="P6">Za zadavatele: <text:tab/><text:tab/><text:tab/>Za dodavatele: </text:p>
      <text:p text:style-name="P22"><text:span text:style-name="T13">Vladislav Tobias Esner</text:span><text:tab/><text:tab/><text:span text:style-name="T18">Bc. Jana Rohová</text:span></text:p>
      <text:p text:style-name="P7"/>
      <text:p text:style-name="P7"/>
      <text:p text:style-name="P6">……………................<text:tab/><text:tab/>….......…………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3EA258797DD23ABC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5-06T11:10:27.579215834</dc:date>
    <meta:editing-cycles>112</meta:editing-cycles>
    <meta:editing-duration>P24DT13H49M22S</meta:editing-duration>
    <meta:generator>LibreOffice/5.1.6.2$Linux_X86_64 LibreOffice_project/10m0$Build-2</meta:generator>
    <meta:printed-by>Vladislav Tobias Esner</meta:printed-by>
    <meta:print-date>2016-06-14T18:51:16.609667346</meta:print-date>
    <meta:document-statistic meta:table-count="1" meta:image-count="1" meta:object-count="0" meta:page-count="1" meta:paragraph-count="34" meta:word-count="172" meta:character-count="1323" meta:non-whitespace-character-count="1148"/>
    <meta:user-defined meta:name="Informace 1"/>
    <meta:user-defined meta:name="Informace 2"/>
    <meta:user-defined meta:name="Informace 3"/>
    <meta:user-defined meta:name="Informace 4"/>
  </office:meta>
</office:document-meta>
</file>